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Default">
      <style:paragraph-properties fo:line-height="200%"/>
    </style:style>
    <style:style style:name="P2" style:family="paragraph" style:parent-style-name="Default">
      <style:paragraph-properties fo:line-height="200%"/>
      <style:text-properties officeooo:paragraph-rsid="00185fca"/>
    </style:style>
    <style:style style:name="P3" style:family="paragraph" style:parent-style-name="Default">
      <style:paragraph-properties fo:line-height="200%" fo:text-align="center" style:justify-single-word="false"/>
      <style:text-properties officeooo:paragraph-rsid="00185fca"/>
    </style:style>
    <style:style style:name="P4" style:family="paragraph" style:parent-style-name="Standard">
      <style:paragraph-properties fo:line-height="200%"/>
    </style:style>
    <style:style style:name="T1" style:family="text">
      <style:text-properties fo:font-size="11.5pt" style:font-size-asian="11.5pt"/>
    </style:style>
    <style:style style:name="T2" style:family="text">
      <style:text-properties fo:font-size="11.5pt" officeooo:rsid="00185fca" style:font-size-asian="11.5pt"/>
    </style:style>
    <style:style style:name="T3" style:family="text">
      <style:text-properties style:text-line-through-style="none" style:text-line-through-type="none" fo:font-size="11.5pt" style:text-underline-style="none" style:font-size-asian="11.5pt"/>
    </style:style>
    <style:style style:name="T4" style:family="text">
      <style:text-properties style:text-line-through-style="none" style:text-line-through-type="none" fo:font-size="11.5pt" style:text-underline-style="none" officeooo:rsid="00185fca" style:font-size-asian="11.5pt"/>
    </style:style>
    <style:style style:name="T5" style:family="text">
      <style:text-properties style:text-line-through-style="none" style:text-line-through-type="none" style:text-position="super 58%" fo:font-size="11.5pt" style:text-underline-style="none" officeooo:rsid="00185fca" style:font-size-asian="11.5pt"/>
    </style:style>
    <style:style style:name="T6" style:family="text">
      <style:text-properties style:text-position="0% 10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2">Declaration</text:span></text:p>
      <text:p text:style-name="P2"><text:span text:style-name="T2"/></text:p>
      <text:p text:style-name="P2"><text:span text:style-name="T1">I certify that this dissertation which I now submit for examination for the award of </text:span><text:span text:style-name="T2">B</text:span><text:span text:style-name="T1">Sc </text:span><text:span text:style-name="T2">Hons Information Systems and Information Technology</text:span><text:span text:style-name="T1">, is entirely my own work and has not been taken from the work of others save and to the extent that such work has been cited and acknowledged within the text of my work. </text:span></text:p>
      <text:p text:style-name="P1"><text:span text:style-name="T3">This dissertation was prepared according to the regulations for </text:span><text:span text:style-name="T4">under</text:span><text:span text:style-name="T3">graduate study of the Dublin Institute of Technology and has not been submitted in whole or in part for an award in any other Institute or University. </text:span></text:p>
      <text:p text:style-name="P1"><text:span text:style-name="T3">The work reported on in this dissertation conforms to the principles and requirements of the Institute's guidelines for ethics in research. </text:span></text:p>
      <text:p text:style-name="P1"><text:span text:style-name="T3">The Institute has permission to keep, to lend or to copy this dissertation in whole or in part, on condition that any such use of the material of the dissertation is duly acknowledged. </text:span></text:p>
      <text:p text:style-name="P1"><text:span text:style-name="T3">Signature __________________________________ Date </text:span><text:span text:style-name="T4">04</text:span><text:span text:style-name="T5">th</text:span><text:span text:style-name="T4"> January</text:span><text:span text:style-name="T3"> 201</text:span><text:span text:style-name="T4">6</text:span><text:span text:style-name="T3"> </text:span></text:p>
      <text:p text:style-name="P1"><text:span text:style-name="T4"/></text:p>
      <text:p text:style-name="P1"><text:span text:style-name="T4">Candidate: Keith ÓMuirí</text:span><text:span text:style-name="T3"> </text:span></text:p>
      <text:p text:style-name="P4"><text:span text:style-name="T3">Approximate word count of the main body of text: </text:span><text:span text:style-name="T4">XXXXXX </text:span><text:span text:style-name="T3">word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E"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IE"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Default" style:family="paragraph" style:default-outline-level="">
      <style:paragraph-properties fo:text-align="start" style:justify-single-word="false"/>
      <style:text-properties fo:color="#000000" style:font-name="Times New Roman" fo:font-family="'Times New Roman'" style:font-family-generic="roman" style:font-pitch="variable" fo:font-size="12pt" style:font-size-asian="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16T21:13:00</meta:creation-date>
    <dc:title>Evaluation of the potential of using open source GIS software in the engineering consultancy sector in Ireland</dc:title>
    <meta:initial-creator>Nuria Arteaga</meta:initial-creator>
    <dc:subject>MSc in Spatial Information Management</dc:subject>
    <dc:date>2015-12-28T19:03:11.293000000</dc:date>
    <meta:editing-duration>PT3M32S</meta:editing-duration>
    <meta:editing-cycles>1</meta:editing-cycles>
    <meta:document-statistic meta:table-count="0" meta:image-count="0" meta:object-count="0" meta:page-count="1" meta:paragraph-count="8" meta:word-count="167" meta:character-count="1021" meta:non-whitespace-character-count="855"/>
    <meta:generator>LibreOffice/4.4.6.3$Windows_x86 LibreOffice_project/e8938fd3328e95dcf59dd64e7facd2c7d67c704d</meta:generator>
  </office:meta>
</office:document-meta>
</file>